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Montserrat Light" svg:font-family="Montserrat Light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9 6 1 1 1 1 1"/>
    <style:font-face style:name="Montserrat" svg:font-family="Montserrat" style:font-family-generic="system" style:font-pitch="variable" svg:panose-1="0 0 5 0 0 0 0 0 0 0"/>
    <style:font-face style:name="SimSun" svg:font-family="SimSun" style:font-family-generic="system" style:font-pitch="variable" svg:panose-1="2 1 6 0 3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3">
      <text:list-level-style-bullet text:level="1" text:style-name="WW_CharLFO3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)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3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3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3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6">
      <text:list-level-style-number text:level="1" style:num-prefix="Статья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Раздел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7">
      <text:list-level-style-number text:level="1" style:num-prefix="Статья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Раздел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complex="ru" style:country-complex="RU"/>
    </style:style>
    <style:style style:name="TableColumn4" style:family="table-column">
      <style:table-column-properties style:column-width="0.618in"/>
    </style:style>
    <style:style style:name="TableColumn5" style:family="table-column">
      <style:table-column-properties style:column-width="0.368in"/>
    </style:style>
    <style:style style:name="TableColumn6" style:family="table-column">
      <style:table-column-properties style:column-width="2.4062in"/>
    </style:style>
    <style:style style:name="TableColumn7" style:family="table-column">
      <style:table-column-properties style:column-width="2.5972in"/>
    </style:style>
    <style:style style:name="TableColumn8" style:family="table-column">
      <style:table-column-properties style:column-width="0.4395in"/>
    </style:style>
    <style:style style:name="TableColumn9" style:family="table-column">
      <style:table-column-properties style:column-width="0.4472in"/>
    </style:style>
    <style:style style:name="Table3" style:family="table">
      <style:table-properties style:width="6.8763in" fo:margin-left="0in" table:align="left"/>
    </style:style>
    <style:style style:name="TableRow10" style:family="table-row">
      <style:table-row-properties style:min-row-height="1.7347in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Обычный" style:family="paragraph">
      <style:text-properties fo:font-size="12pt" style:font-size-asian="12pt" style:font-size-complex="12pt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P14" style:parent-style-name="Заголовок" style:family="paragraph">
      <style:paragraph-properties fo:margin-top="0.0833in" fo:line-height="0.75in"/>
      <style:text-properties style:font-name-asian="MS Gothic" fo:font-size="36pt" style:font-size-asian="36pt" style:font-size-complex="36pt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TableRow16" style:family="table-row">
      <style:table-row-properties style:min-row-height="1.6159in"/>
    </style:style>
    <style:style style:name="TableCell17" style:family="table-cell">
      <style:table-cell-properties fo:border="none" style:writing-mode="lr-tb" fo:padding-top="0in" fo:padding-left="0in" fo:padding-bottom="0in" fo:padding-right="0in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Обычный" style:family="paragraph">
      <style:text-properties style:font-name-asian="MS Gothic"/>
    </style:style>
    <style:style style:name="TableCell20" style:family="table-cell">
      <style:table-cell-properties fo:border="none" style:writing-mode="lr-tb" fo:padding-top="0in" fo:padding-left="0in" fo:padding-bottom="0in" fo:padding-right="0in"/>
    </style:style>
    <style:style style:name="TableCell21" style:family="table-cell">
      <style:table-cell-properties fo:border="none" style:writing-mode="lr-tb" fo:padding-top="0in" fo:padding-left="0in" fo:padding-bottom="0in" fo:padding-right="0in"/>
    </style:style>
    <style:style style:name="T22" style:parent-style-name="Основнойшрифтабзаца" style:family="text">
      <style:text-properties style:language-complex="ru" style:country-complex="RU"/>
    </style:style>
    <style:style style:name="TableCell23" style:family="table-cell">
      <style:table-cell-properties fo:border="none" style:writing-mode="lr-tb" fo:padding-top="0in" fo:padding-left="0in" fo:padding-bottom="0in" fo:padding-right="0in"/>
    </style:style>
    <style:style style:name="P24" style:parent-style-name="Обычный" style:family="paragraph">
      <style:text-properties style:font-name-asian="MS Gothic"/>
    </style:style>
    <style:style style:name="TableCell25" style:family="table-cell">
      <style:table-cell-properties fo:border="none" style:writing-mode="lr-tb" fo:padding-top="0in" fo:padding-left="0in" fo:padding-bottom="0in" fo:padding-right="0in"/>
    </style:style>
    <style:style style:name="TableRow26" style:family="table-row">
      <style:table-row-properties style:min-row-height="4.3159in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Обычный" style:family="paragraph">
      <style:text-properties style:font-name-asian="MS Gothic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P31" style:parent-style-name="Подзаголовок" style:family="paragraph">
      <style:paragraph-properties fo:margin-bottom="0.1666in"/>
    </style:style>
    <style:style style:name="T32" style:parent-style-name="Основнойшрифтабзаца" style:family="text">
      <style:text-properties style:language-complex="ru" style:country-complex="RU"/>
    </style:style>
    <style:style style:name="P33" style:parent-style-name="Абзацсписка" style:family="paragraph">
      <style:paragraph-properties fo:line-height="180%" fo:background-color="#FFFFFF">
        <style:background-fill draw:fill="solid" draw:fill-color="#FFFFFF"/>
      </style:paragraph-properties>
      <style:text-properties style:font-name="Arial" style:font-name-asian="Arial" style:font-name-complex="Arial" fo:color="#27353F" style:font-size-complex="10pt"/>
    </style:style>
    <style:style style:name="P34" style:parent-style-name="Абзацсписка" style:family="paragraph">
      <style:paragraph-properties fo:margin-top="0.125in" fo:line-height="180%" fo:background-color="#FFFFFF">
        <style:background-fill draw:fill="solid" draw:fill-color="#FFFFFF"/>
      </style:paragraph-properties>
      <style:text-properties style:font-name="Arial" style:font-name-asian="Arial" style:font-name-complex="Arial" fo:color="#27353F" style:font-size-complex="10pt"/>
    </style:style>
    <style:style style:name="P35" style:parent-style-name="Абзацсписка" style:family="paragraph">
      <style:paragraph-properties fo:margin-top="0.125in" fo:line-height="180%" fo:background-color="#FFFFFF">
        <style:background-fill draw:fill="solid" draw:fill-color="#FFFFFF"/>
      </style:paragraph-properties>
      <style:text-properties style:font-name="Arial" style:font-name-asian="Arial" style:font-name-complex="Arial" fo:color="#27353F" style:font-size-complex="10pt"/>
    </style:style>
    <style:style style:name="P36" style:parent-style-name="Абзацсписка" style:family="paragraph">
      <style:paragraph-properties fo:margin-top="0.125in" fo:line-height="180%" fo:background-color="#FFFFFF">
        <style:background-fill draw:fill="solid" draw:fill-color="#FFFFFF"/>
      </style:paragraph-properties>
      <style:text-properties style:font-name="Symbol" style:font-name-asian="Symbol" style:font-name-complex="Symbol" fo:color="#27353F" style:font-size-complex="10pt"/>
    </style:style>
    <style:style style:name="P37" style:parent-style-name="Обычный" style:family="paragraph">
      <style:text-properties style:font-name="Symbol" style:font-name-asian="Symbol" style:font-name-complex="Symbol" fo:color="#0024C4" style:font-size-complex="10pt"/>
    </style:style>
    <style:style style:name="T38" style:parent-style-name="Основнойшрифтабзаца" style:family="text">
      <style:text-properties style:font-name="Symbol" style:font-name-asian="Symbol" style:font-name-complex="Symbol" fo:color="#0024C4" style:font-size-complex="10pt"/>
    </style:style>
    <style:style style:name="T39" style:parent-style-name="Основнойшрифтабзаца" style:family="text">
      <style:text-properties style:font-name="Symbol" style:font-name-asian="Symbol" style:font-name-complex="Symbol" fo:color="#0024C4" style:font-size-complex="10pt"/>
    </style:style>
    <style:style style:name="T40" style:parent-style-name="Основнойшрифтабзаца" style:family="text">
      <style:text-properties style:font-name="Symbol" style:font-name-asian="Symbol" style:font-name-complex="Symbol" fo:font-weight="bold" style:font-weight-asian="bold" style:font-weight-complex="bold" fo:color="#0024C4" style:font-size-complex="10pt"/>
    </style:style>
    <style:style style:name="T41" style:parent-style-name="Основнойшрифтабзаца" style:family="text">
      <style:text-properties style:font-name="Montserrat" fo:font-size="8pt" style:font-size-asian="8pt" style:font-size-complex="8pt"/>
    </style:style>
    <style:style style:name="P42" style:parent-style-name="Заголовок1" style:family="paragraph">
      <style:text-properties style:font-name="Montserrat" fo:font-size="8pt" style:font-size-asian="8pt" style:font-size-complex="8pt"/>
    </style:style>
    <style:style style:name="P43" style:parent-style-name="Заголовок1" style:family="paragraph">
      <style:text-properties style:font-name="Montserrat" fo:font-size="8pt" style:font-size-asian="8pt" style:font-size-complex="8pt"/>
    </style:style>
    <style:style style:name="P44" style:parent-style-name="Заголовок1" style:family="paragraph">
      <style:text-properties style:font-name="Montserrat" fo:font-size="8pt" style:font-size-asian="8pt" style:font-size-complex="8pt"/>
    </style:style>
    <style:style style:name="T45" style:parent-style-name="Основнойшрифтабзаца" style:family="text">
      <style:text-properties style:font-name="Montserrat" fo:font-size="8pt" style:font-size-asian="8pt" style:font-size-complex="8pt"/>
    </style:style>
    <style:style style:name="TableCell46" style:family="table-cell">
      <style:table-cell-properties fo:border="none" style:writing-mode="lr-tb" fo:padding-top="0in" fo:padding-left="0in" fo:padding-bottom="0in" fo:padding-right="0in"/>
    </style:style>
    <style:style style:name="P47" style:parent-style-name="Обычный" style:family="paragraph">
      <style:text-properties style:font-name-asian="MS Gothic"/>
    </style:style>
    <style:style style:name="TableCell48" style:family="table-cell">
      <style:table-cell-properties fo:border="none" style:writing-mode="lr-tb" fo:padding-top="0in" fo:padding-left="0in" fo:padding-bottom="0in" fo:padding-right="0in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Обычный" style:family="paragraph">
      <style:text-properties style:font-name-asian="MS Gothic" fo:color="#000000"/>
    </style:style>
    <style:style style:name="TableCell53" style:family="table-cell">
      <style:table-cell-properties fo:border="none" style:writing-mode="lr-tb" fo:padding-top="0in" fo:padding-left="0in" fo:padding-bottom="0in" fo:padding-right="0in"/>
    </style:style>
    <style:style style:name="P54" style:parent-style-name="Подзаголовок" style:family="paragraph">
      <style:paragraph-properties fo:margin-bottom="0.1666in"/>
    </style:style>
    <style:style style:name="T55" style:parent-style-name="Основнойшрифтабзаца" style:family="text">
      <style:text-properties fo:color="#0024C4" style:language-complex="ru" style:country-complex="RU"/>
    </style:style>
    <style:style style:name="P56" style:parent-style-name="Заголовок1" style:family="paragraph">
      <style:text-properties fo:color="#0024C4"/>
    </style:style>
    <style:style style:name="P57" style:parent-style-name="Заголовок1" style:family="paragraph">
      <style:text-properties fo:color="#0024C4"/>
    </style:style>
    <style:style style:name="P58" style:parent-style-name="Обычный" style:family="paragraph">
      <style:text-properties fo:color="#000000"/>
    </style:style>
    <style:style style:name="P59" style:parent-style-name="Обычный" style:family="paragraph">
      <style:text-properties fo:color="#000000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P61" style:parent-style-name="Подзаголовок" style:family="paragraph">
      <style:paragraph-properties fo:margin-bottom="0.1666in"/>
    </style:style>
    <style:style style:name="T62" style:parent-style-name="Основнойшрифтабзаца" style:family="text">
      <style:text-properties style:language-complex="ru" style:country-complex="RU"/>
    </style:style>
    <style:style style:name="P63" style:parent-style-name="Маркированныйсписок1" style:family="paragraph"/>
    <style:style style:name="T64" style:parent-style-name="Основнойшрифтабзаца" style:family="text">
      <style:text-properties style:language-complex="ru" style:country-complex="RU"/>
    </style:style>
    <style:style style:name="P65" style:parent-style-name="Маркированныйсписок1" style:family="paragraph"/>
    <style:style style:name="T66" style:parent-style-name="Основнойшрифтабзаца" style:family="text">
      <style:text-properties style:language-complex="ru" style:country-complex="RU"/>
    </style:style>
    <style:style style:name="P67" style:parent-style-name="Маркированныйсписок1" style:family="paragraph"/>
    <style:style style:name="T68" style:parent-style-name="Основнойшрифтабзаца" style:family="text">
      <style:text-properties style:language-complex="ru" style:country-complex="RU"/>
    </style:style>
    <style:style style:name="TableCell69" style:family="table-cell">
      <style:table-cell-properties fo:border="none" style:writing-mode="lr-tb" fo:padding-top="0in" fo:padding-left="0in" fo:padding-bottom="0in" fo:padding-right="0in"/>
    </style:style>
    <style:style style:name="P70" style:parent-style-name="Обычный" style:family="paragraph">
      <style:text-properties style:font-name-asian="MS Gothic"/>
    </style:style>
    <style:style style:name="TableCell71" style:family="table-cell">
      <style:table-cell-properties fo:border="none" style:writing-mode="lr-tb" fo:padding-top="0in" fo:padding-left="0in" fo:padding-bottom="0in" fo:padding-right="0in"/>
    </style:style>
    <style:style style:family="graphic" style:name="a0">
      <style:graphic-properties draw:fill="none" draw:stroke="solid" svg:stroke-width="0.00694in" svg:stroke-color="#39a5b7" svg:stroke-opacity="100%" draw:stroke-linejoin="miter"/>
    </style:style>
    <style:style style:family="graphic" style:name="a1">
      <style:graphic-properties draw:fill="none" draw:stroke="solid" svg:stroke-width="0.00694in" svg:stroke-color="#39a5b7" svg:stroke-opacity="100%" draw:stroke-linejoin="miter"/>
    </style:style>
    <style:style style:family="graphic" style:name="a2">
      <style:graphic-properties style:wrap="run-through" style:run-through="background" style:horizontal-rel="paragraph" style:vertical-rel="paragraph" style:horizontal-pos="from-left" style:vertical-pos="from-top" draw:decorative="true"/>
    </style:style>
  </office:automatic-styles>
  <office:body>
    <office:text text:use-soft-page-breaks="true">
      <text:p text:style-name="P1"><text:span text:style-name="T2"><draw:g draw:z-index="251659264" draw:name="Группа 9" draw:id="id2" draw:style-name="a2" text:anchor-type="paragraph"><svg:title/><svg:desc/><draw:connector draw:type="line" svg:x1="-0.00208in" svg:y1="11.25972in" svg:x2="-0.00208in" svg:y2="-0.44028in" draw:id="id0" draw:style-name="a0" draw:name="Прямая соединительная линия 2"><svg:title/><svg:desc/></draw:connector><draw:connector draw:type="line" svg:x1="6.72792in" svg:y1="11.25972in" svg:x2="6.72792in" svg:y2="-0.44028in" draw:id="id1" draw:style-name="a1" draw:name="Прямая соединительная линия 2"><svg:title/><svg:desc/></draw:connector></draw:g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 table:number-columns-spanned="4">
            <text:p text:style-name="P14">ERKINBECOv ayman</text:p>
          </table:table-cell>
          <table:covered-table-cell/>
          <table:covered-table-cell/>
          <table:covered-table-cell/>
          <table:table-cell table:style-name="TableCell15">
            <text:p text:style-name="Обычный"/>
          </table:table-cell>
        </table:table-row>
        <table:table-row table:style-name="TableRow16">
          <table:table-cell table:style-name="TableCell17">
            <text:p text:style-name="Обычный"/>
          </table:table-cell>
          <table:table-cell table:style-name="TableCell18">
            <text:p text:style-name="P19"/>
          </table:table-cell>
          <table:table-cell table:style-name="TableCell20">
            <text:p text:style-name="Подзаголовок">Student</text:p>
            <text:p text:style-name="Подзаголовок">Full-stack</text:p>
            <text:p text:style-name="Подзаголовок">developer</text:p>
            <text:p text:style-name="Подзаголовок"/>
            <text:p text:style-name="Подзаголовок"/>
            <text:p text:style-name="Обычный"/>
          </table:table-cell>
          <table:table-cell table:style-name="TableCell21">
            <text:p text:style-name="Подзаголовок"><text:span text:style-name="T22">Контактные данные</text:span></text:p>
            <text:p text:style-name="Обычный">996702603070</text:p>
            <text:p text:style-name="Обычный">Aimanerkinbecov@gmail.com</text:p>
            <text:p text:style-name="Обычный">@qwentyka</text:p>
            <text:p text:style-name="Обычный"/>
          </table:table-cell>
          <table:table-cell table:style-name="TableCell23">
            <text:p text:style-name="P24"/>
          </table:table-cell>
          <table:table-cell table:style-name="TableCell25">
            <text:p text:style-name="Обычный"/>
          </table:table-cell>
        </table:table-row>
        <table:table-row table:style-name="TableRow26">
          <table:table-cell table:style-name="TableCell27">
            <text:p text:style-name="Обычный"/>
          </table:table-cell>
          <table:table-cell table:style-name="TableCell28">
            <text:p text:style-name="P29"/>
          </table:table-cell>
          <table:table-cell table:style-name="TableCell30" table:number-columns-spanned="2">
            <text:p text:style-name="P31"><text:span text:style-name="T32">ОПЫТ РАБОТЫ</text:span></text:p>
            <text:list text:style-name="LFO1" text:continue-numbering="true">
              <text:list-item>
                <text:p text:style-name="P33">Вёрстка интернет-магазинов с адаптацией под все размеры экрана и разработкой мобильной версии.</text:p>
              </text:list-item>
              <text:list-item>
                <text:p text:style-name="P34">Разработка онлайн-калькуляторов (ипотечных, кредитных, строительных).</text:p>
              </text:list-item>
              <text:list-item>
                <text:p text:style-name="P35">Разработка онлайн-игр (2D-платформер «ColdFire», карточная игра «Спринт»).</text:p>
              </text:list-item>
              <text:list-item>
                <text:p text:style-name="P36">В ходе работы изучил движок Unreal Engine 4 и Unity3d.</text:p>
              </text:list-item>
            </text:list>
            <text:p text:style-name="P37"/>
            <text:p text:style-name="Обычный"><text:span text:style-name="T38">O<text:s/></text:span><text:span text:style-name="T39">СЕ</text:span><text:span text:style-name="T40">БЕ:</text:span></text:p>
            <text:h text:style-name="Заголовок1" text:outline-level="1"/>
            <text:h text:style-name="Заголовок1" text:outline-level="1">15<text:span text:style-name="T41"><text:s/>лет,2009 года</text:span></text:h>
            <text:h text:style-name="P42" text:outline-level="1"/>
            <text:h text:style-name="P43" text:outline-level="1">Родился в японии</text:h>
            <text:h text:style-name="P44" text:outline-level="1"/>
            <text:h text:style-name="Заголовок1" text:outline-level="1"><text:span text:style-name="T45">ВЫСОКИЙ обыЧНЫЙ УМНЫЙ ЧЕ</text:span>Л</text:h>
            <text:h text:style-name="Заголовок2" text:outline-level="2"/>
            <text:p text:style-name="Обычный"/>
          </table:table-cell>
          <table:covered-table-cell/>
          <table:table-cell table:style-name="TableCell46">
            <text:p text:style-name="P47"/>
          </table:table-cell>
          <table:table-cell table:style-name="TableCell48">
            <text:p text:style-name="Обычный"/>
          </table:table-cell>
        </table:table-row>
        <table:table-row table:style-name="TableRow49">
          <table:table-cell table:style-name="TableCell50">
            <text:p text:style-name="Обычный"/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ОБРАЗОВАНИЕ</text:span></text:p>
            <text:h text:style-name="Заголовок1" text:outline-level="1">Колледж it and</text:h>
            <text:h text:style-name="Заголовок1" text:outline-level="1">Business</text:h>
            <text:h text:style-name="Заголовок1" text:outline-level="1">Salymbecov<text:s/></text:h>
            <text:h text:style-name="Заголовок1" text:outline-level="1">University</text:h>
            <text:h text:style-name="P56" text:outline-level="1"/>
            <text:h text:style-name="P57" text:outline-level="1">Курсы</text:h>
            <text:h text:style-name="Заголовок1" text:outline-level="1"/>
            <text:h text:style-name="Заголовок1" text:outline-level="1">IDEV programm</text:h>
            <text:h text:style-name="Заголовок1" text:outline-level="1">STEPIk FUll</text:h>
            <text:h text:style-name="Заголовок1" text:outline-level="1">idevI</text:h>
            <text:p text:style-name="P58"/>
            <text:p text:style-name="P59"/>
          </table:table-cell>
          <table:table-cell table:style-name="TableCell60">
            <text:p text:style-name="P61"><text:span text:style-name="T62">НАВЫКИ</text:span></text:p>
            <text:list text:style-name="LFO18" text:continue-numbering="true">
              <text:list-item>
                <text:p text:style-name="P63"><text:span text:style-name="T64">Анализ данных</text:span></text:p>
              </text:list-item>
              <text:list-item>
                <text:p text:style-name="P65"><text:span text:style-name="T66">Управление проектами</text:span></text:p>
              </text:list-item>
              <text:list-item>
                <text:p text:style-name="P67"><text:span text:style-name="T68">Общение</text:span></text:p>
              </text:list-item>
            </text:list>
          </table:table-cell>
          <table:table-cell table:style-name="TableCell69">
            <text:p text:style-name="P70"/>
          </table:table-cell>
          <table:table-cell table:style-name="TableCell71">
            <text:p text:style-name="Обычный"/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Montserrat Light" svg:font-family="Montserrat Light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9 6 1 1 1 1 1"/>
    <style:font-face style:name="Montserrat" svg:font-family="Montserrat" style:font-family-generic="system" style:font-pitch="variable" svg:panose-1="0 0 5 0 0 0 0 0 0 0"/>
    <style:font-face style:name="SimSun" svg:font-family="SimSun" style:font-family-generic="system" style:font-pitch="variable" svg:panose-1="2 1 6 0 3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944in" fo:line-height="100%" fo:background-color="transparent" style:tab-stop-distance="0.5in">
        <style:background-fill draw:fill="solid"/>
      </style:paragraph-properties>
      <style:text-properties style:font-name="Montserrat Light" style:font-name-asian="Montserrat Ligh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keep-with-next="always" fo:keep-together="always" style:contextual-spacing="true"/>
      <style:text-properties style:font-name="Arial" style:font-name-asian="SimHei" style:font-name-complex="Times New Roman" fo:font-weight="bold" style:font-weight-asian="bold" fo:text-transform="uppercase" fo:color="#000000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bottom="0.0833in" fo:line-height="100%"/>
      <style:text-properties style:font-name-asian="SimHei" style:font-name-complex="Times New Roman" style:font-size-complex="13pt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0277in"/>
      <style:text-properties style:font-name="Montserrat" style:font-name-asian="SimHei" style:font-name-complex="Times New Roman" fo:color="#272727" style:font-size-complex="10.5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0277in"/>
      <style:text-properties style:font-name="Montserrat" style:font-name-asian="SimHei" style:font-name-complex="Times New Roman" fo:font-style="italic" style:font-style-asian="italic" style:font-style-complex="italic" fo:color="#272727" style:font-size-complex="10.5pt" fo:hyphenate="false"/>
    </style:style>
    <style:style style:name="Обычный" style:display-name="Обычный" style:family="paragraph">
      <style:paragraph-properties fo:margin-bottom="0in" fo:line-height="120%" fo:margin-right="0.5in"/>
      <style:text-properties fo:font-size="10pt" style:font-size-asian="10pt" fo:hyphenate="false"/>
    </style:style>
    <style:style style:name="Основнойшрифтабзаца" style:display-name="Основной шрифт абзаца" style:family="text"/>
    <style:style style:name="Заголовок" style:display-name="Заголовок" style:family="paragraph" style:parent-style-name="Обычный">
      <style:paragraph-properties style:contextual-spacing="true" fo:line-height="0.6944in"/>
      <style:text-properties style:font-name="Arial" style:font-name-asian="SimHei" style:font-name-complex="Times New Roman" fo:font-weight="bold" style:font-weight-asian="bold" fo:text-transform="uppercase" fo:color="#39A5B7" fo:letter-spacing="0.0027in" style:letter-kerning="true" fo:font-size="55pt" style:font-size-asian="55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Arial" style:font-name-asian="SimHei" style:font-name-complex="Times New Roman" fo:font-weight="bold" style:font-weight-asian="bold" fo:text-transform="uppercase" fo:color="#39A5B7" fo:letter-spacing="0.0027in" style:letter-kerning="true" fo:font-size="55pt" style:font-size-asian="55pt"/>
    </style:style>
    <style:style style:name="Гиперссылка" style:display-name="Гиперссылка" style:family="text" style:parent-style-name="Основнойшрифтабзаца">
      <style:text-properties fo:color="#39A5B7" style:text-underline-type="single" style:text-underline-style="solid" style:text-underline-width="auto" style:text-underline-mode="continuous"/>
    </style:style>
    <style:style style:name="Заголовок1Знак" style:display-name="Заголовок 1 Знак" style:family="text" style:parent-style-name="Основнойшрифтабзаца">
      <style:text-properties style:font-name="Arial" style:font-name-asian="SimHei" style:font-name-complex="Times New Roman" fo:font-weight="bold" style:font-weight-asian="bold" fo:text-transform="uppercase" fo:color="#000000" fo:font-size="10pt" style:font-size-asian="10pt" style:font-size-complex="16pt"/>
    </style:style>
    <style:style style:name="Подзаголовок" style:display-name="Подзаголовок" style:family="paragraph" style:parent-style-name="Обычный">
      <style:paragraph-properties style:contextual-spacing="true" fo:margin-top="0.0555in" fo:margin-bottom="0.1111in"/>
      <style:text-properties style:font-name="Arial" style:font-name-asian="SimSun" fo:font-weight="bold" style:font-weight-asian="bold" fo:text-transform="uppercase" fo:color="#39A5B7" fo:hyphenate="false"/>
    </style:style>
    <style:style style:name="Замещающийтекст" style:display-name="Замещающий текст" style:family="text" style:parent-style-name="Основнойшрифтабзаца">
      <style:text-properties fo:color="#3A3836"/>
    </style:style>
    <style:style style:name="ПодзаголовокЗнак" style:display-name="Подзаголовок Знак" style:family="text" style:parent-style-name="Основнойшрифтабзаца">
      <style:text-properties style:font-name="Arial" style:font-name-asian="SimSun" fo:font-weight="bold" style:font-weight-asian="bold" fo:text-transform="uppercase" fo:color="#39A5B7" fo:font-size="10pt" style:font-size-asian="10pt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39A5B7" fo:border-left="none" fo:border-bottom="0.0069in solid #39A5B7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A7B88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A7B88" fo:font-size="10pt" style:font-size-asian="10pt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A7B88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A7B88" fo:letter-spacing="0.0034in"/>
    </style:style>
    <style:style style:name="Цитата" style:display-name="Цитата" style:family="paragraph" style:parent-style-name="Обычный">
      <style:paragraph-properties fo:border="0.0034in solid #39A5B7" fo:padding="0.1388in" style:shadow="none" fo:margin-left="0.8in" fo:margin-right="0.8in">
        <style:tab-stops/>
      </style:paragraph-properties>
      <style:text-properties style:font-name-asian="SimSun" fo:font-style="italic" style:font-style-asian="italic" style:font-style-complex="italic" fo:color="#2A7B88" fo:hyphenate="false"/>
    </style:style>
    <style:style style:name="Основнойтекстсотступом3" style:display-name="Основной текст с отступом 3" style:family="paragraph" style:parent-style-name="Обычный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fo:font-size="10pt" style:font-size-asian="10pt" style:font-size-complex="8pt"/>
    </style:style>
    <style:style style:name="Основнойтекст3" style:display-name="Основной текст 3" style:family="paragraph" style:parent-style-name="Обычный">
      <style:paragraph-properties fo:margin-bottom="0.0833in"/>
      <style:text-properties style:font-size-complex="8pt" fo:hyphenate="false"/>
    </style:style>
    <style:style style:name="Основнойтекст3Знак" style:display-name="Основной текст 3 Знак" style:family="text" style:parent-style-name="Основнойшрифтабзаца">
      <style:text-properties fo:font-size="10pt" style:font-size-asian="10pt" style:font-size-complex="8pt"/>
    </style:style>
    <style:style style:name="Знакпримечания" style:display-name="Знак примечания" style:family="text" style:parent-style-name="Основнойшрифтабзаца">
      <style:text-properties fo:font-size="11pt" style:font-size-asian="11pt" style:font-size-complex="8pt"/>
    </style:style>
    <style:style style:name="Схемадокумента" style:display-name="Схема документа" style:family="paragraph" style:parent-style-name="Обычный">
      <style:text-properties style:font-name="Segoe UI" style:font-name-complex="Segoe UI" style:font-size-complex="8pt" fo:hyphenate="false"/>
    </style:style>
    <style:style style:name="СхемадокументаЗнак" style:display-name="Схема документа Знак" style:family="text" style:parent-style-name="Основнойшрифтабзаца">
      <style:text-properties style:font-name="Segoe UI" style:font-name-complex="Segoe UI" fo:font-size="10pt" style:font-size-asian="10pt" style:font-size-complex="8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7B4968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-asian="SimHei" style:font-name-complex="Times New Roman" fo:font-size="10pt" style:font-size-asian="10pt" style:font-size-complex="13pt"/>
    </style:style>
    <style:style style:name="Заголовок8Знак" style:display-name="Заголовок 8 Знак" style:family="text" style:parent-style-name="Основнойшрифтабзаца">
      <style:text-properties style:font-name="Montserrat" style:font-name-asian="SimHei" style:font-name-complex="Times New Roman" fo:color="#272727" fo:font-size="10pt" style:font-size-asian="10pt" style:font-size-complex="10.5pt"/>
    </style:style>
    <style:style style:name="Заголовок9Знак" style:display-name="Заголовок 9 Знак" style:family="text" style:parent-style-name="Основнойшрифтабзаца">
      <style:text-properties style:font-name="Montserrat" style:font-name-asian="SimHei" style:font-name-complex="Times New Roman" fo:font-style="italic" style:font-style-asian="italic" style:font-style-complex="italic" fo:color="#272727" fo:font-size="10pt" style:font-size-asian="10pt" style:font-size-complex="10.5pt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margin-bottom="0.1388in"/>
      <style:text-properties fo:font-style="italic" style:font-style-asian="italic" style:font-style-complex="italic" fo:color="#4D4D4D" style:font-size-complex="9pt" fo:hyphenate="false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10pt" style:font-size-asian="10pt" style:font-size-complex="9pt"/>
    </style:style>
    <style:style style:name="Текстпримечания" style:display-name="Текст примечания" style:family="paragraph" style:parent-style-name="Обычный">
      <style:text-properties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концевойсноски" style:display-name="Текст концевой сноски" style:family="paragraph" style:parent-style-name="Обычный">
      <style:text-properties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Обратныйадрес2" style:display-name="Обратный адрес 2" style:family="paragraph" style:parent-style-name="Обычный">
      <style:text-properties style:font-name="Montserrat" style:font-name-asian="SimHei" style:font-name-complex="Times New Roman" style:font-size-complex="10pt" fo:hyphenate="false"/>
    </style:style>
    <style:style style:name="Текстсноски" style:display-name="Текст сноски" style:family="paragraph" style:parent-style-name="Обычный">
      <style:text-properties style:font-size-complex="10pt" fo:hyphenate="false"/>
    </style:style>
    <style:style style:name="ТекстсноскиЗнак" style:display-name="Текст сноски Знак" style:family="text" style:parent-style-name="Основнойшрифтабзаца">
      <style:text-properties fo:font-size="10pt" style:font-size-asian="10pt" style:font-size-complex="10pt"/>
    </style:style>
    <style:style style:name="КодHTML" style:display-name="Код HTML" style:family="text" style:parent-style-name="Основнойшрифтабзаца">
      <style:text-properties style:font-name="Consolas" fo:font-size="11pt" style:font-size-asian="11pt" style:font-size-complex="10pt"/>
    </style:style>
    <style:style style:name="КлавиатураHTML" style:display-name="Клавиатура HTML" style:family="text" style:parent-style-name="Основнойшрифтабзаца">
      <style:text-properties style:font-name="Consolas" fo:font-size="11pt" style:font-size-asian="11pt" style:font-size-complex="10pt"/>
    </style:style>
    <style:style style:name="СтандартныйHTML" style:display-name="Стандартный HTML" style:family="paragraph" style:parent-style-name="Обычный">
      <style:text-properties style:font-name="Consolas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style:style style:name="ПишущаямашинкаHTML" style:display-name="Пишущая машинка HTML" style:family="text" style:parent-style-name="Основнойшрифтабзаца">
      <style:text-properties style:font-name="Consolas" fo:font-size="11pt" style:font-size-asian="11pt" style:font-size-complex="10pt"/>
    </style:style>
    <style:style style:name="Текстмакроса" style:display-name="Текст макроса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ТекстмакросаЗнак" style:display-name="Текст макроса Знак" style:family="text" style:parent-style-name="Основнойшрифтабзаца">
      <style:text-properties style:font-name="Consolas" style:font-size-complex="10pt"/>
    </style:style>
    <style:style style:name="Текст" style:display-name="Текст" style:family="paragraph" style:parent-style-name="Обычный">
      <style:text-properties style:font-name="Consolas" style:font-size-complex="10.5pt" fo:hyphenate="false"/>
    </style:style>
    <style:style style:name="ТекстЗнак" style:display-name="Текст Знак" style:family="text" style:parent-style-name="Основнойшрифтабзаца">
      <style:text-properties style:font-name="Consolas" fo:font-size="10pt" style:font-size-asian="10pt" style:font-size-complex="10.5pt"/>
    </style:style>
    <style:style style:name="Неразрешенноеупоминание1" style:display-name="Неразрешенное упоминание1" style:family="text" style:parent-style-name="Основнойшрифтабзаца">
      <style:text-properties fo:color="#605E5C" fo:background-color="#E1DFDD"/>
    </style:style>
    <style:style style:name="Навыкисмаркерами" style:display-name="Навыки с маркерами" style:family="paragraph" style:parent-style-name="Обычный" style:list-style-name="LFO18">
      <style:paragraph-properties fo:widows="0" fo:orphans="0" style:text-autospace="none" fo:line-height="130%"/>
      <style:text-properties style:font-name-asian="Arial" style:font-name-complex="Arial" style:use-window-font-color="true" fo:font-size="9pt" style:font-size-asian="9pt" style:font-size-complex="8pt" style:language-complex="en" style:country-complex="US" fo:hyphenate="false"/>
    </style:style>
    <style:style style:name="Маркированныйсписок1" style:display-name="Маркированный список1" style:family="paragraph" style:parent-style-name="Обычный" style:list-style-name="LFO6">
      <style:paragraph-properties fo:widows="0" fo:orphans="0" style:text-autospace="none" fo:text-align="justify">
        <style:tab-stops>
          <style:tab-stop style:type="left" style:position="0in"/>
          <style:tab-stop style:type="left" style:position="3.5625in"/>
        </style:tab-stops>
      </style:paragraph-properties>
      <style:text-properties style:font-name-asian="Arial" style:font-name-complex="Arial" style:use-window-font-color="true" style:font-size-complex="10pt" style:language-complex="en" style:country-complex="US" fo:hyphenate="false"/>
    </style:style>
    <style:style style:name="Неполужирный" style:display-name="Не полужирный" style:family="text">
      <style:text-properties fo:font-weight="bold" style:font-weight-asian="bold" fo:text-transform="uppercase" fo:font-variant="normal" style:use-window-font-color="true"/>
    </style:style>
    <style:style style:name="Верхнийколонтитул" style:display-name="Верхний колонтитул" style:family="paragraph" style:parent-style-name="Обычный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0pt" style:font-size-asian="10pt"/>
    </style:style>
    <style:style style:name="Нижнийколонтитул" style:display-name="Нижний колонтитул" style:family="paragraph" style:parent-style-name="Обычный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0pt" style:font-size-asian="10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ambria"/>
    </style:style>
    <style:style style:name="WW_CharLFO3LVL1" style:family="text">
      <style:text-properties style:font-name="Cambria"/>
    </style:style>
    <style:style style:name="WW_CharLFO6LVL1" style:family="text">
      <style:text-properties style:font-name="Symbol"/>
    </style: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LFO18">
      <text:list-level-style-bullet text:level="1" text:style-name="WW_CharLFO18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97in" text:min-label-width="0.25in" text:list-level-position-and-space-mode="label-alignment">
          <style:list-level-label-alignment text:label-followed-by="listtab" fo:margin-left="1.0097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97in" text:min-label-width="0.25in" text:list-level-position-and-space-mode="label-alignment">
          <style:list-level-label-alignment text:label-followed-by="listtab" fo:margin-left="1.5097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97in" text:min-label-width="0.25in" text:list-level-position-and-space-mode="label-alignment">
          <style:list-level-label-alignment text:label-followed-by="listtab" fo:margin-left="2.0097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97in" text:min-label-width="0.25in" text:list-level-position-and-space-mode="label-alignment">
          <style:list-level-label-alignment text:label-followed-by="listtab" fo:margin-left="2.5097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97in" text:min-label-width="0.25in" text:list-level-position-and-space-mode="label-alignment">
          <style:list-level-label-alignment text:label-followed-by="listtab" fo:margin-left="3.0097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97in" text:min-label-width="0.25in" text:list-level-position-and-space-mode="label-alignment">
          <style:list-level-label-alignment text:label-followed-by="listtab" fo:margin-left="3.5097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97in" text:min-label-width="0.25in" text:list-level-position-and-space-mode="label-alignment">
          <style:list-level-label-alignment text:label-followed-by="listtab" fo:margin-left="4.0097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97in" text:min-label-width="0.25in" text:list-level-position-and-space-mode="label-alignment">
          <style:list-level-label-alignment text:label-followed-by="listtab" fo:margin-left="4.5097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39a5b7" draw:opacity="100%" draw:stroke="solid" svg:stroke-width="0.01389in" svg:stroke-color="#12434b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3">
      <text:list-level-style-bullet text:level="1" text:style-name="WW_CharLFO3LVL1" text:bullet-char="·">
        <style:list-level-properties text:space-before="0in" text:min-label-width="0.1in" text:list-level-position-and-space-mode="label-alignment">
          <style:list-level-label-alignment text:label-followed-by="listtab" fo:margin-left="0.1in" fo:text-indent="-0.1in"/>
        </style:list-level-properties>
        <style:text-properties style:font-name="Cambria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0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1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2">
      <text:list-level-style-number text:level="1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3">
      <text:list-level-style-number text:level="1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2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2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2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2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2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2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2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)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list-format-name="NLF3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list-format-name="NLF3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list-format-name="NLF3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list-format-name="NLF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list-format-name="NLF3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list-format-name="NLF3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6">
      <text:list-level-style-number text:level="1" style:num-prefix="Статья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Раздел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7">
      <text:list-level-style-number text:level="1" style:num-prefix="Статья " style:num-suffix="." style:num-list-format-name="NLF4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Раздел " style:num-list-format-name="NLF4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list-format-name="NLF4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list-format-name="NLF4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list-format-name="NLF4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list-format-name="NLF4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list-format-name="NLF4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list-format-name="NLF4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list-format-name="NLF4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</number:num-list-format>
    <number:num-list-format style:name="NLF2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3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Статья %1%.</number:text>
      <number:num-list-label text:level="2"/>
      <number:text>Раздел %1%.%2%</number:text>
      <number:num-list-label text:level="3"/>
      <number:text>(%3%)</number:text>
      <number:num-list-label text:level="4"/>
      <number:text>(%4%)</number:text>
      <number:num-list-label text:level="5"/>
      <number:text>%5%)</number:text>
      <number:num-list-label text:level="6"/>
      <number:text>%6%)</number:text>
      <number:num-list-label text:level="7"/>
      <number:text>%7%)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402in" fo:margin-left="0.7597in" fo:margin-bottom="0.4402in" fo:margin-right="0.7597in" style:num-format="1" style:writing-mode="lr-tb">
        <style:footnote-sep style:width="0.007in" style:rel-width="33%" style:color="#40404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yman erkinbecov</meta:initial-creator>
    <dc:creator>ayman erkinbecov</dc:creator>
    <meta:creation-date>2024-10-02T18:56:00Z</meta:creation-date>
    <dc:date>2024-10-02T18:56:00Z</dc:date>
    <meta:template xlink:href="Normal.dotm" xlink:type="simple"/>
    <meta:editing-cycles>3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102" meta:character-count="683" meta:row-count="4" meta:non-whitespace-character-count="582"/>
  </office:meta>
</office:document-meta>
</file>